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e47" officeooo:paragraph-rsid="004a7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12">3</text:p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4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5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16">6</text:p>
          </table:table-cell>
          <table:table-cell table:style-name="Этапы.A2" office:value-type="string">
            <text:p text:style-name="P17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18"><text:span text:style-name="T9">6</text:span>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19">7</text:p>
          </table:table-cell>
          <table:table-cell table:style-name="Этапы.A2" office:value-type="string">
            <text:p text:style-name="P20">Написание логики добавления, изменения и удаления на JS</text:p>
          </table:table-cell>
          <table:table-cell table:style-name="Этапы.A2" office:value-type="string">
            <text:p text:style-name="P21">3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9">
          <table:table-cell table:style-name="Этапы.A2" office:value-type="string">
            <text:p text:style-name="P22">8</text:p>
          </table:table-cell>
          <table:table-cell table:style-name="Этапы.A2" office:value-type="string">
            <text:p text:style-name="P21">Написание логики сохранения при выходе со страницы</text:p>
          </table:table-cell>
          <table:table-cell table:style-name="Этапы.A2" office:value-type="string">
            <text:p text:style-name="P23">1<text:span text:style-name="T10">0</text:span>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2">9</text:p>
          </table:table-cell>
          <table:table-cell table:style-name="Этапы.A2" office:value-type="string">
            <text:p text:style-name="P24">Drag-and-drop задач</text:p>
          </table:table-cell>
          <table:table-cell table:style-name="Этапы.A2" office:value-type="string">
            <text:p text:style-name="P25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5">10</text:p>
          </table:table-cell>
          <table:table-cell table:style-name="Этапы.A2" office:value-type="string">
            <text:p text:style-name="P24">Написание CSS</text:p>
          </table:table-cell>
          <table:table-cell table:style-name="Этапы.A2" office:value-type="string">
            <text:p text:style-name="P26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7">11</text:p>
          </table:table-cell>
          <table:table-cell table:style-name="Этапы.A2" office:value-type="string">
            <text:p text:style-name="P27">Тестирование</text:p>
          </table:table-cell>
          <table:table-cell table:style-name="Этапы.A2" office:value-type="string">
            <text:p text:style-name="P27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8">12</text:p>
          </table:table-cell>
          <table:table-cell table:style-name="Этапы.A2" office:value-type="string">
            <text:p text:style-name="P28">Исправления найденных багов</text:p>
          </table:table-cell>
          <table:table-cell table:style-name="Этапы.A2" office:value-type="string">
            <text:p text:style-name="P28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28"/>
          </table:table-cell>
          <table:table-cell table:style-name="Этапы.A2" office:value-type="string">
            <text:p text:style-name="P28">Итого:</text:p>
          </table:table-cell>
          <table:table-cell table:style-name="Этапы.C14" table:formula="ooow:SUM(&lt;C2:C13&gt;)" office:value-type="float" office:value="530">
            <text:p text:style-name="P29">530</text:p>
          </table:table-cell>
          <table:table-cell table:style-name="Этапы.D14" table:formula="ooow:SUM(&lt;D2:D13&gt;)" office:value-type="float" office:value="52">
            <text:p text:style-name="P30">52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17:16:43.722957437</dc:date>
    <meta:editing-duration>PT1H8M33S</meta:editing-duration>
    <meta:editing-cycles>63</meta:editing-cycles>
    <meta:document-statistic meta:table-count="1" meta:image-count="0" meta:object-count="0" meta:page-count="1" meta:paragraph-count="49" meta:word-count="132" meta:character-count="804" meta:non-whitespace-character-count="721"/>
  </office:meta>
</office:document-meta>
</file>